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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margin-left="0.5in" fo:text-indent="-0.25in">
        <style:tab-stops/>
      </style:paragraph-properties>
    </style:style>
    <style:style style:name="P2" style:parent-style-name="Paragraphedeliste" style:list-style-name="LFO1" style:family="paragraph"/>
    <style:style style:name="P3" style:parent-style-name="Paragraphedeliste" style:list-style-name="LFO1" style:family="paragraph"/>
    <style:style style:name="P4" style:parent-style-name="Paragraphedeliste" style:list-style-name="LFO1" style:family="paragraph"/>
    <style:style style:name="P5" style:parent-style-name="Paragraphedeliste" style:list-style-name="LFO1" style:family="paragraph"/>
    <style:style style:name="P6" style:parent-style-name="Paragraphedeliste" style:list-style-name="LFO1" style:family="paragraph"/>
    <style:style style:name="P7" style:parent-style-name="Paragraphedeliste" style:list-style-name="LFO1" style:family="paragraph"/>
  </office:automatic-styles>
  <office:body>
    <office:text text:use-soft-page-breaks="true">
      <text:p text:style-name="P1"/>
      <text:list text:style-name="LFO1" text:continue-numbering="true">
        <text:list-item>
          <text:p text:style-name="P2">Game classes<text:s/>(+moving)</text:p>
        </text:list-item>
        <text:list-item>
          <text:p text:style-name="P3">Database</text:p>
        </text:list-item>
        <text:list-item>
          <text:p text:style-name="P4">Map generation</text:p>
        </text:list-item>
        <text:list-item>
          <text:p text:style-name="P5">Basic actions (mining)</text:p>
        </text:list-item>
        <text:list-item>
          <text:p text:style-name="P6">Authentification</text:p>
        </text:list-item>
        <text:list-item>
          <text:p text:style-name="P7">Games rules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Wingdings" style:font-name-asian="Calibri" style:font-name-complex="Times New Roman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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ntoine Castel</meta:initial-creator>
    <dc:creator>Antoine Castel</dc:creator>
    <meta:creation-date>2019-02-25T22:27:00Z</meta:creation-date>
    <dc:date>2019-02-25T22:48:00Z</dc:date>
    <meta:template xlink:href="Normal" xlink:type="simple"/>
    <meta:editing-cycles>3</meta:editing-cycles>
    <meta:editing-duration>PT0S</meta:editing-duration>
    <meta:document-statistic meta:page-count="1" meta:paragraph-count="1" meta:word-count="15" meta:character-count="99" meta:row-count="1" meta:non-whitespace-character-count="85"/>
  </office:meta>
</office:document-meta>
</file>